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0000001090224086BF4E38ABD.png" manifest:media-type="image/png"/>
  <manifest:file-entry manifest:full-path="Pictures/100002010000011000000109FA6B735C7EEE3BF7.png" manifest:media-type="image/png"/>
  <manifest:file-entry manifest:full-path="Pictures/100002010000011000000109FD42E0036580B73E.png" manifest:media-type="image/png"/>
  <manifest:file-entry manifest:full-path="Pictures/100002010000011000000109A1B3B9D5CB425C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4" style:family="graphic" style:parent-style-name="objectwithoutfill">
      <style:graphic-properties svg:stroke-width="0.035cm" svg:stroke-color="#66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12pt" style:font-size-complex="12pt"/>
    </style:style>
    <style:style style:name="T1" style:family="text">
      <style:text-properties fo:font-size="9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0.1cm" svg:x2="3cm" svg:y2="2.1cm">
          <text:p/>
        </draw:line>
        <draw:line draw:style-name="gr1" draw:text-style-name="P1" draw:layer="layout" svg:x1="5cm" svg:y1="2.1cm" svg:x2="3cm" svg:y2="2.1cm">
          <text:p/>
        </draw:line>
        <draw:frame draw:style-name="gr2" draw:text-style-name="P2" draw:layer="layout" svg:width="0.769cm" svg:height="0.607cm" svg:x="3.8cm" svg:y="1.975cm">
          <draw:text-box>
            <text:p><text:span text:style-name="T1">In</text:span></text:p>
          </draw:text-box>
        </draw:frame>
        <draw:frame draw:style-name="gr3" draw:text-style-name="P2" draw:layer="layout" svg:width="1.188cm" svg:height="0.607cm" svg:x="2.2cm" svg:y="0.7cm">
          <draw:text-box>
            <text:p><text:span text:style-name="T1">Out</text:span></text:p>
          </draw:text-box>
        </draw:frame>
        <draw:polyline draw:style-name="gr4" draw:text-style-name="P1" draw:layer="layout" svg:width="1.999cm" svg:height="1.999cm" svg:x="3cm" svg:y="0.1cm" svg:viewBox="0 0 2000 2000" draw:points="0,2000 300,2000 1700,0 2000,0">
          <text:p/>
        </draw:polyline>
        <draw:line draw:style-name="gr1" draw:text-style-name="P1" draw:layer="layout" svg:x1="8cm" svg:y1="0.1cm" svg:x2="8cm" svg:y2="2.1cm">
          <text:p/>
        </draw:line>
        <draw:line draw:style-name="gr1" draw:text-style-name="P1" draw:layer="layout" svg:x1="10cm" svg:y1="2.1cm" svg:x2="8cm" svg:y2="2.1cm">
          <text:p/>
        </draw:line>
        <draw:frame draw:style-name="gr2" draw:text-style-name="P2" draw:layer="layout" svg:width="0.769cm" svg:height="0.607cm" svg:x="8.8cm" svg:y="1.975cm">
          <draw:text-box>
            <text:p><text:span text:style-name="T1">In</text:span></text:p>
          </draw:text-box>
        </draw:frame>
        <draw:frame draw:style-name="gr3" draw:text-style-name="P2" draw:layer="layout" svg:width="1.188cm" svg:height="0.607cm" svg:x="7.2cm" svg:y="0.7cm">
          <draw:text-box>
            <text:p><text:span text:style-name="T1">Out</text:span></text:p>
          </draw:text-box>
        </draw:frame>
        <draw:line draw:style-name="gr1" draw:text-style-name="P1" draw:layer="layout" svg:x1="13cm" svg:y1="0.1cm" svg:x2="13cm" svg:y2="2.1cm">
          <text:p/>
        </draw:line>
        <draw:line draw:style-name="gr1" draw:text-style-name="P1" draw:layer="layout" svg:x1="15cm" svg:y1="2.1cm" svg:x2="13cm" svg:y2="2.1cm">
          <text:p/>
        </draw:line>
        <draw:frame draw:style-name="gr2" draw:text-style-name="P2" draw:layer="layout" svg:width="0.769cm" svg:height="0.607cm" svg:x="13.8cm" svg:y="1.975cm">
          <draw:text-box>
            <text:p><text:span text:style-name="T2">I</text:span><text:span text:style-name="T1">n</text:span></text:p>
          </draw:text-box>
        </draw:frame>
        <draw:frame draw:style-name="gr3" draw:text-style-name="P2" draw:layer="layout" svg:width="1.188cm" svg:height="0.607cm" svg:x="12.2cm" svg:y="0.7cm">
          <draw:text-box>
            <text:p><text:span text:style-name="T1">Out</text:span></text:p>
          </draw:text-box>
        </draw:frame>
        <draw:polyline draw:style-name="gr4" draw:text-style-name="P1" draw:layer="layout" svg:width="1.999cm" svg:height="1.999cm" svg:x="13cm" svg:y="0.1cm" svg:viewBox="0 0 2000 2000" draw:points="0,2000 0,2000 1000,0 2000,2000">
          <text:p/>
        </draw:polyline>
        <draw:path draw:style-name="gr4" draw:text-style-name="P1" draw:layer="layout" svg:width="1.999cm" svg:height="1.999cm" svg:x="8cm" svg:y="0.1cm" svg:viewBox="0 0 2000 2000" svg:d="M0 2000c600 0 2000-1400 2000-2000">
          <text:p/>
        </draw:path>
        <draw:frame draw:style-name="gr5" draw:text-style-name="P1" draw:layer="layout" svg:width="2cm" svg:height="2cm" svg:x="0.1cm" svg:y="0.1cm">
          <draw:image xlink:href="Pictures/100002010000011000000109A1B3B9D5CB425CA9.png" xlink:type="simple" xlink:show="embed" xlink:actuate="onLoad">
            <text:p/>
          </draw:image>
        </draw:frame>
        <draw:frame draw:style-name="gr5" draw:text-style-name="P1" draw:layer="layout" svg:width="2cm" svg:height="2cm" svg:x="5.1cm" svg:y="0.1cm">
          <draw:image xlink:href="Pictures/100002010000011000000109FD42E0036580B73E.png" xlink:type="simple" xlink:show="embed" xlink:actuate="onLoad">
            <text:p/>
          </draw:image>
        </draw:frame>
        <draw:frame draw:style-name="gr5" draw:text-style-name="P1" draw:layer="layout" svg:width="2cm" svg:height="2cm" svg:x="10.1cm" svg:y="0.1cm">
          <draw:image xlink:href="Pictures/100002010000011000000109FA6B735C7EEE3BF7.png" xlink:type="simple" xlink:show="embed" xlink:actuate="onLoad">
            <text:p/>
          </draw:image>
        </draw:frame>
        <draw:frame draw:style-name="gr5" draw:text-style-name="P1" draw:layer="layout" svg:width="2cm" svg:height="2cm" svg:x="15.1cm" svg:y="0.1cm">
          <draw:image xlink:href="Pictures/1000020100000110000001090224086BF4E38A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2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5T17:50:41.302501615</meta:creation-date>
    <dc:date>2017-04-15T18:19:52.699521400</dc:date>
    <meta:editing-duration>PT14M39S</meta:editing-duration>
    <meta:editing-cycles>5</meta:editing-cycles>
    <meta:generator>LibreOffice/5.1.6.2$Linux_X86_64 LibreOffice_project/10m0$Build-2</meta:generator>
    <meta:document-statistic meta:object-count="19"/>
  </office:meta>
</office:document-meta>
</file>